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808080" draw:textarea-horizontal-align="justify" draw:textarea-vertical-align="middle" draw:auto-grow-height="false" fo:min-height="2.444cm" fo:min-width="2.194cm" draw:shadow="hidden"/>
    </style:style>
    <style:style style:name="P1" style:family="paragraph">
      <loext:graphic-properties draw:fill-color="#808080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6.088cm" svg:height="3.809cm" draw:transform="rotate (0.785398163397448) translate (3.09152853990778cm 11.2533946237715cm)" svg:viewBox="0 0 6089 3810" svg:d="M4420 0c733 0 1349 380 1669 963h-1568v1906h1556c-323 570-933 941-1657 941-807 0-1379-1143-1756-1143s-2664 0-2664 0v-1524c0 0 2313 0 2664 0s949-1143 1756-11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30T11:15:25.944532479</meta:creation-date>
    <dc:date>2018-07-30T11:39:31.290719204</dc:date>
    <meta:editing-duration>PT3M11S</meta:editing-duration>
    <meta:editing-cycles>1</meta:editing-cycles>
    <meta:document-statistic meta:object-count="1"/>
    <meta:generator>LibreOffice/5.1.6.2$Linux_X86_64 LibreOffice_project/10m0$Build-2</meta:generator>
  </office:meta>
</office:document-meta>
</file>